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2060" fo:font-size="14pt" fo:font-weight="bold" style:font-size-asian="14pt" style:font-weight-asian="bold"/>
    </style:style>
    <style:style style:name="P5" style:family="paragraph" style:parent-style-name="Standard">
      <style:text-properties officeooo:rsid="001db41c" officeooo:paragraph-rsid="001db41c"/>
    </style:style>
    <style:style style:name="P6" style:family="paragraph" style:parent-style-name="Standard">
      <style:text-properties fo:font-size="5pt" officeooo:rsid="001db41c" officeooo:paragraph-rsid="001db41c" style:font-size-asian="5pt" style:font-size-complex="5pt"/>
    </style:style>
    <style:style style:name="P7" style:family="paragraph" style:parent-style-name="Standard">
      <style:paragraph-properties fo:margin-top="0cm" fo:margin-bottom="0.353cm" loext:contextual-spacing="true"/>
    </style:style>
    <style:style style:name="P8" style:family="paragraph" style:parent-style-name="Standard">
      <style:paragraph-properties fo:margin-top="0cm" fo:margin-bottom="0.353cm" loext:contextual-spacing="true"/>
      <style:text-properties officeooo:rsid="001db41c" officeooo:paragraph-rsid="001db41c"/>
    </style:style>
    <style:style style:name="P9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fo:font-size="5pt" style:font-size-asian="5pt" style:font-size-complex="5pt"/>
    </style:style>
    <style:style style:name="P10" style:family="paragraph" style:parent-style-name="List_20_Paragraph">
      <style:paragraph-properties fo:margin-left="0cm" fo:margin-right="0cm" fo:margin-top="0.212cm" fo:margin-bottom="0.353cm" loext:contextual-spacing="false" fo:line-height="110%" fo:text-indent="0cm" style:auto-text-indent="false"/>
      <style:text-properties officeooo:rsid="001ef3a9" officeooo:paragraph-rsid="001ef3a9"/>
    </style:style>
    <style:style style:name="P11" style:family="paragraph" style:parent-style-name="No_20_Spacing">
      <style:paragraph-properties fo:margin-top="0.353cm" fo:margin-bottom="0.176cm" loext:contextual-spacing="false"/>
      <style:text-properties fo:color="#002060" fo:font-size="14pt" fo:font-weight="bold" style:font-size-asian="14pt" style:font-weight-asian="bol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ing_20_2" style:list-style-name="WWNum2">
      <style:text-properties fo:color="#262626" style:text-underline-style="solid" style:text-underline-width="auto" style:text-underline-color="font-color"/>
    </style:style>
    <style:style style:name="P14" style:family="paragraph" style:parent-style-name="Heading_20_2" style:list-style-name="WWNum2">
      <style:paragraph-properties fo:margin-left="0.63cm" fo:margin-right="0cm" fo:line-height="100%" fo:text-indent="-0.63cm" style:auto-text-indent="false"/>
      <style:text-properties fo:color="#262626" style:text-underline-style="solid" style:text-underline-width="auto" style:text-underline-color="font-color"/>
    </style:style>
    <style:style style:name="P15" style:family="paragraph" style:parent-style-name="Heading_20_2">
      <style:paragraph-properties fo:margin-left="0cm" fo:margin-right="0cm" fo:line-height="100%" fo:text-indent="0cm" style:auto-text-indent="false"/>
    </style:style>
    <style:style style:name="P16" style:family="paragraph" style:parent-style-name="List_20_Paragraph" style:list-style-name="WWNum2">
      <style:text-properties text:display="none"/>
    </style:style>
    <style:style style:name="P17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8897b" officeooo:paragraph-rsid="0018897b"/>
    </style:style>
    <style:style style:name="P18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8de9c" officeooo:paragraph-rsid="0018de9c"/>
    </style:style>
    <style:style style:name="P19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9738b"/>
    </style:style>
    <style:style style:name="P20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9738b" officeooo:paragraph-rsid="0019738b"/>
    </style:style>
    <style:style style:name="P21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9c3ff" officeooo:paragraph-rsid="0019c3ff"/>
    </style:style>
    <style:style style:name="P22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</style:style>
    <style:style style:name="P23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a36a0" officeooo:paragraph-rsid="001a36a0"/>
    </style:style>
    <style:style style:name="P24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bcff4" officeooo:paragraph-rsid="001bcff4"/>
    </style:style>
    <style:style style:name="P25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ef3a9" officeooo:paragraph-rsid="001ef3a9"/>
    </style:style>
    <style:style style:name="P26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20ed88" officeooo:paragraph-rsid="0020ed88"/>
    </style:style>
    <style:style style:name="P27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22e569" officeooo:paragraph-rsid="0022e569"/>
    </style:style>
    <style:style style:name="P28" style:family="paragraph" style:parent-style-name="List_20_Paragraph" style:list-style-name="WWNum1">
      <style:paragraph-properties fo:margin-top="0.212cm" fo:margin-bottom="0.353cm" loext:contextual-spacing="false" fo:line-height="110%"/>
      <style:text-properties officeooo:rsid="001bcff4" officeooo:paragraph-rsid="001bcff4"/>
    </style:style>
    <style:style style:name="P29" style:family="paragraph" style:parent-style-name="List_20_Paragraph" style:list-style-name="WWNum1">
      <style:paragraph-properties fo:margin-top="0.212cm" fo:margin-bottom="0.353cm" loext:contextual-spacing="false" fo:line-height="110%"/>
      <style:text-properties fo:font-weight="bold" officeooo:rsid="001db41c" officeooo:paragraph-rsid="001ef3a9" fo:background-color="transparent" style:font-weight-asian="bold" style:font-weight-complex="bold"/>
    </style:style>
    <style:style style:name="P30" style:family="paragraph" style:parent-style-name="List_20_Paragraph" style:list-style-name="WWNum1">
      <style:paragraph-properties fo:margin-top="0.212cm" fo:margin-bottom="0.353cm" loext:contextual-spacing="false" fo:line-height="110%"/>
      <style:text-properties officeooo:rsid="001ef3a9" officeooo:paragraph-rsid="001ef3a9"/>
    </style:style>
    <style:style style:name="P31" style:family="paragraph" style:parent-style-name="List_20_Paragraph" style:list-style-name="WWNum1">
      <style:paragraph-properties fo:margin-top="0.212cm" fo:margin-bottom="0.353cm" loext:contextual-spacing="false" fo:line-height="110%"/>
      <style:text-properties fo:font-weight="normal" officeooo:rsid="001ef3a9" officeooo:paragraph-rsid="001ef3a9" style:font-weight-asian="normal" style:font-weight-complex="normal"/>
    </style:style>
    <style:style style:name="P32" style:family="paragraph" style:parent-style-name="List_20_Paragraph" style:list-style-name="WWNum1">
      <style:paragraph-properties fo:margin-top="0.212cm" fo:margin-bottom="0.353cm" loext:contextual-spacing="false" fo:line-height="110%"/>
      <style:text-properties fo:font-weight="normal" officeooo:rsid="0029aa2d" officeooo:paragraph-rsid="0029aa2d" style:font-weight-asian="normal" style:font-weight-complex="normal"/>
    </style:style>
    <style:style style:name="P33" style:family="paragraph" style:parent-style-name="List_20_Paragraph" style:list-style-name="WWNum1">
      <style:paragraph-properties fo:margin-top="0.212cm" fo:margin-bottom="0.353cm" loext:contextual-spacing="false" fo:line-height="110%"/>
      <style:text-properties officeooo:rsid="0029aa2d" officeooo:paragraph-rsid="0029aa2d"/>
    </style:style>
    <style:style style:name="P34" style:family="paragraph" style:parent-style-name="List_20_Paragraph" style:list-style-name="WWNum1">
      <style:paragraph-properties fo:margin-left="0.63cm" fo:margin-right="0cm" fo:margin-top="0.212cm" fo:margin-bottom="0.353cm" loext:contextual-spacing="false" fo:line-height="110%" fo:text-indent="0cm" style:auto-text-indent="false"/>
      <style:text-properties fo:font-weight="bold" officeooo:rsid="001db41c" officeooo:paragraph-rsid="001db41c" fo:background-color="transparent" style:font-weight-asian="bold" style:font-weight-complex="bold"/>
    </style:style>
    <style:style style:name="P35" style:family="paragraph" style:parent-style-name="List_20_Paragraph" style:list-style-name="WWNum1">
      <style:paragraph-properties fo:margin-left="0.63cm" fo:margin-right="0cm" fo:margin-top="0.212cm" fo:margin-bottom="0.353cm" loext:contextual-spacing="false" fo:line-height="110%" fo:text-indent="0cm" style:auto-text-indent="false"/>
      <style:text-properties officeooo:rsid="001ef3a9" officeooo:paragraph-rsid="001ef3a9"/>
    </style:style>
    <style:style style:name="T1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fo:color="#000000" fo:font-size="16pt" style:text-underline-style="solid" style:text-underline-width="auto" style:text-underline-color="font-color" fo:font-weight="bold" officeooo:rsid="0018897b" style:font-size-asian="16pt" style:font-weight-asian="bold"/>
    </style:style>
    <style:style style:name="T3" style:family="text">
      <style:text-properties officeooo:rsid="0018de9c"/>
    </style:style>
    <style:style style:name="T4" style:family="text">
      <style:text-properties officeooo:rsid="0019c3ff"/>
    </style:style>
    <style:style style:name="T5" style:family="text">
      <style:text-properties officeooo:rsid="001a36a0"/>
    </style:style>
    <style:style style:name="T6" style:family="text">
      <style:text-properties officeooo:rsid="001ef3a9"/>
    </style:style>
    <style:style style:name="T7" style:family="text">
      <style:text-properties officeooo:rsid="0020ed88"/>
    </style:style>
    <style:style style:name="T8" style:family="text">
      <style:text-properties officeooo:rsid="0023b6d7"/>
    </style:style>
    <style:style style:name="T9" style:family="text">
      <style:text-properties officeooo:rsid="002432ea"/>
    </style:style>
    <style:style style:name="T10" style:family="text">
      <style:text-properties officeooo:rsid="00268e6e"/>
    </style:style>
    <style:style style:name="T11" style:family="text">
      <style:text-properties officeooo:rsid="0029aa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<text:span text:style-name="T1">CAHIER DES CHARGES </text:span><text:span text:style-name="T2">BISTROT D’ALICE</text:span></text:p>
      <text:p text:style-name="P4"/>
      <text:p text:style-name="P11">1. Présentation d’ensemble du projet</text:p>
      <text:list xml:id="list7704637904093498583" text:style-name="WWNum2">
        <text:list-item>
          <text:list>
            <text:list-item>
              <text:h text:style-name="P13" text:outline-level="2">Présentation de l’entreprise :</text:h>
            </text:list-item>
          </text:list>
        </text:list-item>
      </text:list>
      <text:list xml:id="list7543143073401882408" text:style-name="WWNum1">
        <text:list-item>
          <text:p text:style-name="P17">Restaurant bistronomique Lyonnais, <text:span text:style-name="T3">le nom de l’entreprise est un hommage à la grand-mère du propriétaire, c’est un restaurant</text:span> <text:span text:style-name="T3">avec cuisine ouverte sur la salle</text:span> <text:span text:style-name="T3">de type familial et convivial crée le 1 er novembre 2016 par Franck Massiera. Cuisine simple avec des produits authentique, provenant de producteurs locaux, confectionnée sur place : « vrai cuisine »</text:span></text:p>
        </text:list-item>
        <text:list-item>
          <text:p text:style-name="P18">Donner une meilleure visibilité pour le restaurant sur le web, pour attirer plus de clients.</text:p>
        </text:list-item>
      </text:list>
      <text:list xml:id="list185703777347348" text:continue-list="list7704637904093498583" text:style-name="WWNum2">
        <text:list-item>
          <text:list>
            <text:list-item>
              <text:h text:style-name="P14" text:outline-level="2">Les objectifs du site :</text:h>
            </text:list-item>
          </text:list>
        </text:list-item>
      </text:list>
      <text:list xml:id="list185704199551392" text:continue-list="list7543143073401882408" text:style-name="WWNum1">
        <text:list-item>
          <text:p text:style-name="P20">Un site simple et intuitif, sans scroll ( ou presque ), responsive, design <text:span text:style-name="T8">épuré</text:span> rappelant le japon.</text:p>
        </text:list-item>
        <text:list-item>
          <text:p text:style-name="P19">Site vitrine avec une petite partie administration.</text:p>
        </text:list-item>
      </text:list>
      <text:list xml:id="list185703845542432" text:continue-list="list185703777347348" text:style-name="WWNum2">
        <text:list-item>
          <text:list>
            <text:list-item>
              <text:h text:style-name="P14" text:outline-level="2">La cible adressée par le site :</text:h>
            </text:list-item>
          </text:list>
        </text:list-item>
      </text:list>
      <text:list xml:id="list185703906004795" text:continue-list="list185704199551392" text:style-name="WWNum1">
        <text:list-item>
          <text:p text:style-name="P21">Particuliers, PME.</text:p>
        </text:list-item>
        <text:list-item>
          <text:p text:style-name="P22">Caractéristiques et les centres d’intérêt de <text:span text:style-name="T4">la </text:span>cible : <text:span text:style-name="T4">produits frais, produits locaux, cadre agréable ( convivial ), bien manger, service rapide.</text:span></text:p>
        </text:list-item>
        <text:list-item>
          <text:p text:style-name="P21">Importance stratégique : Particuliers, touristes, proche clientèle, PME. </text:p>
        </text:list-item>
      </text:list>
      <text:list xml:id="list185704025780178" text:continue-list="list185703845542432" text:style-name="WWNum2">
        <text:list-item>
          <text:list>
            <text:list-item>
              <text:h text:style-name="P14" text:outline-level="2">Objectifs quantitatifs :</text:h>
            </text:list-item>
          </text:list>
        </text:list-item>
      </text:list>
      <text:list xml:id="list185704284353842" text:continue-list="list185703906004795" text:style-name="WWNum1">
        <text:list-item>
          <text:p text:style-name="P23">Trafic du site : va dépendre du référencement, de l’activité des réseaux sociaux, des saisons.</text:p>
        </text:list-item>
      </text:list>
      <text:list xml:id="list185703910974921" text:continue-list="list185704025780178" text:style-name="WWNum2">
        <text:list-item>
          <text:list>
            <text:list-item>
              <text:h text:style-name="P14" text:outline-level="2">Périmètre du projet :</text:h>
            </text:list-item>
          </text:list>
        </text:list-item>
      </text:list>
      <text:list xml:id="list185704640443413" text:continue-list="list185704284353842" text:style-name="WWNum1">
        <text:list-item>
          <text:p text:style-name="P22"><text:span text:style-name="T5">S</text:span>ite multilingue ? <text:span text:style-name="T5">Français, Anglais.</text:span></text:p>
        </text:list-item>
        <text:list-item>
          <text:p text:style-name="P23">Exception des langues sur les Menus qui resteront en français.</text:p>
        </text:list-item>
        <text:list-item>
          <text:p text:style-name="P22"><text:span text:style-name="T5">Adaptable sur les supports mobiles.</text:span> </text:p>
        </text:list-item>
      </text:list>
      <text:list xml:id="list185704323218852" text:continue-list="list185703910974921" text:style-name="WWNum2">
        <text:list-item>
          <text:list>
            <text:list-item>
              <text:h text:style-name="P14" text:outline-level="2">Description de l’existant :</text:h>
            </text:list-item>
          </text:list>
        </text:list-item>
      </text:list>
      <text:list xml:id="list185704352132080" text:continue-list="list185704640443413" text:style-name="WWNum1">
        <text:list-item>
          <text:p text:style-name="P23">Il existe un nom de domaine ( lebistrotdalice.fr) pas d’hébergement actuellement, un devis est à faire pour des hébergeur<text:span text:style-name="T10">s</text:span> (OVH etc … )</text:p>
        </text:list-item>
        <text:list-item>
          <text:p text:style-name="P23">Il existe également un Facebook et un Tripadvisor, une banque de photos fournies par Mr Franck Massiera, une vidéo, le logo de l’entreprise.</text:p>
        </text:list-item>
      </text:list>
      <text:p text:style-name="P11"><text:soft-page-break/>2. Description graphique et ergonomique</text:p>
      <text:list xml:id="list185704594516520" text:continue-list="list185704323218852" text:style-name="WWNum2">
        <text:list-item>
          <text:p text:style-name="P16"/>
          <text:list>
            <text:list-item>
              <text:h text:style-name="P14" text:outline-level="2">Charte graphique :</text:h>
            </text:list-item>
          </text:list>
        </text:list-item>
      </text:list>
      <text:list xml:id="list185705602208303" text:continue-list="list185704352132080" text:style-name="WWNum1">
        <text:list-item>
          <text:p text:style-name="P24">Couleurs pouvant être utilisées suivant l’ambiance du restaurant : ambiance brasserie années 30, cuir, zinc, blanc, <text:span text:style-name="T8">Grenat</text:span>, couleur bois, nappe « vichy »(carreaux rouges et blanc<text:span text:style-name="T10">s</text:span> ».</text:p>
        </text:list-item>
        <text:list-item>
          <text:p text:style-name="P28">Couleur<text:span text:style-name="T10">s</text:span> dominantes : <text:span text:style-name="T8">Grenat</text:span>, bois, blanc, zinc, japanisant.</text:p>
        </text:list-item>
        <text:list-item>
          <text:p text:style-name="P24">Un logo réutilisable.</text:p>
        </text:list-item>
        <text:list-item>
          <text:p text:style-name="P24">Police ( indéfinie en attente du client ).</text:p>
        </text:list-item>
      </text:list>
      <text:list xml:id="list185704990553193" text:continue-list="list185704594516520" text:style-name="WWNum2">
        <text:list-item>
          <text:list>
            <text:list-item>
              <text:h text:style-name="P14" text:outline-level="2">Design :</text:h>
            </text:list-item>
          </text:list>
        </text:list-item>
      </text:list>
      <text:p text:style-name="P5"/>
      <text:p text:style-name="P5">Le site doit avoir le minimum de scroll avec un minimum de pages. Le reste du site est libre d’un point de vue design, c’est donc à nous de définir la charte du site et de faire les propositions au client.</text:p>
      <text:list xml:id="list185705445491453" text:continue-numbering="true" text:style-name="WWNum2">
        <text:list-item>
          <text:list>
            <text:list-item>
              <text:h text:style-name="P14" text:outline-level="2">Maquettes :</text:h>
            </text:list-item>
          </text:list>
        </text:list-item>
      </text:list>
      <text:p text:style-name="P5">Un premier jet de maquette ce fera sur papier Lundi 9 octobre 2017 et une maquette en version digitale sera produite également ce jour même ou dans la matinée du Mardi 10 Octobre 2017.</text:p>
      <text:p text:style-name="P6"/>
      <text:p text:style-name="P11">3. Description fonctionnelle et technique</text:p>
      <text:list xml:id="list185705604483072" text:continue-numbering="true" text:style-name="WWNum2">
        <text:list-item>
          <text:p text:style-name="P16"/>
          <text:list>
            <text:list-item>
              <text:h text:style-name="P14" text:outline-level="2">Arborescence du site :</text:h>
            </text:list-item>
          </text:list>
        </text:list-item>
      </text:list>
      <text:p text:style-name="P8">Le site contiendra 3 grandes sections : Home (accueil), Administration et Contact.</text:p>
      <text:p text:style-name="P8"/>
      <text:p text:style-name="P8">Organisation :</text:p>
      <text:list xml:id="list185704820673612" text:continue-list="list185705602208303" text:style-name="WWNum1">
        <text:list-header>
          <text:p text:style-name="P34">Home : </text:p>
        </text:list-header>
        <text:list-item>
          <text:p text:style-name="P25"><text:span text:style-name="T8">P</text:span>age his<text:span text:style-name="T8">t</text:span>oire ( présentation, histoire, description, ( handicapé etc … )</text:p>
        </text:list-item>
        <text:list-item>
          <text:p text:style-name="P25"><text:span text:style-name="T8">P</text:span>age vidéo.</text:p>
        </text:list-item>
        <text:list-item>
          <text:p text:style-name="P25">Carte des vins</text:p>
        </text:list-item>
        <text:list-item>
          <text:p text:style-name="P25">Carte plats ( carte entrée avec ? Carte dessert avec ?)</text:p>
        </text:list-item>
        <text:list-item>
          <text:p text:style-name="P25">Page <text:span text:style-name="T8">événement.</text:span></text:p>
        </text:list-item>
        <text:list-item>
          <text:p text:style-name="P25">Page réseaux sociaux ( facebook, twitter, tripadvisor ).</text:p>
          <text:p text:style-name="P35"/>
          <text:p text:style-name="P29"><text:span text:style-name="T6">Contact </text:span>: </text:p>
        </text:list-item>
        <text:list-item>
          <text:p text:style-name="P30">Heures d’ouverture.</text:p>
        </text:list-item>
        <text:list-item>
          <text:p text:style-name="P30">Téléphone <text:s/><text:span text:style-name="T11">Fixe + gsm </text:span></text:p>
        </text:list-item>
        <text:list-item>
          <text:p text:style-name="P30"><text:soft-page-break/>Mail.</text:p>
        </text:list-item>
        <text:list-item>
          <text:p text:style-name="P30">Adresse.</text:p>
        </text:list-item>
        <text:list-item>
          <text:p text:style-name="P30">Google map.</text:p>
        </text:list-item>
        <text:list-item>
          <text:p text:style-name="P33">Réservation par téléphone.</text:p>
        </text:list-item>
      </text:list>
      <text:p text:style-name="P10"/>
      <text:list xml:id="list185703888346569" text:continue-numbering="true" text:style-name="WWNum1">
        <text:list-header>
          <text:p text:style-name="P29"><text:span text:style-name="T6">Administration</text:span>: </text:p>
        </text:list-header>
        <text:list-item>
          <text:p text:style-name="P31">Login admin avec sécurité.</text:p>
        </text:list-item>
        <text:list-item>
          <text:p text:style-name="P32">Passage de connection par adresse url.</text:p>
        </text:list-item>
        <text:list-item>
          <text:p text:style-name="P31">Edition des événements et des différentes cartes</text:p>
        </text:list-item>
        <text:list-item>
          <text:p text:style-name="P31">(suggestion : compteur visiteur visible que pour l’administrateur ).</text:p>
        </text:list-item>
      </text:list>
      <text:h text:style-name="P15" text:outline-level="2"/>
      <text:list xml:id="list185704584873764" text:continue-list="list185705604483072" text:style-name="WWNum2">
        <text:list-item>
          <text:list>
            <text:list-item>
              <text:h text:style-name="P14" text:outline-level="2">Contraintes techniques :</text:h>
            </text:list-item>
          </text:list>
        </text:list-item>
      </text:list>
      <text:list xml:id="list185703578977399" text:continue-list="list185703888346569" text:style-name="WWNum1">
        <text:list-item>
          <text:p text:style-name="P26">Les différents langages utilisés seront : php, html, css, javascript, Mysql.</text:p>
        </text:list-item>
        <text:list-item>
          <text:p text:style-name="P26">Les différents framework utilisés seront : Bootstrap 4.</text:p>
        </text:list-item>
        <text:list-item>
          <text:p text:style-name="P26">Les différentes librairies utilisées seront : Jquery.</text:p>
        </text:list-item>
        <text:list-item>
          <text:p text:style-name="P26">Le langage Ajax pourrait être utilisé dans le cas ou TripadVisor à une API.</text:p>
        </text:list-item>
      </text:list>
      <text:p text:style-name="P9"/>
      <text:p text:style-name="P11">4. Prestations attendues et modalités de sélection des prestataires</text:p>
      <text:list xml:id="list185703905969983" text:continue-list="list185704584873764" text:style-name="WWNum2">
        <text:list-item>
          <text:p text:style-name="P16"/>
          <text:list>
            <text:list-item>
              <text:h text:style-name="P14" text:outline-level="2">Prestations attendues : </text:h>
            </text:list-item>
          </text:list>
        </text:list-item>
      </text:list>
      <text:p text:style-name="P7"/>
      <text:list xml:id="list185704827261454" text:continue-list="list185703578977399" text:style-name="WWNum1">
        <text:list-item>
          <text:p text:style-name="P22">Développement</text:p>
        </text:list-item>
        <text:list-item>
          <text:p text:style-name="P22">Design</text:p>
        </text:list-item>
        <text:list-item>
          <text:p text:style-name="P22">Intégration</text:p>
        </text:list-item>
        <text:list-item>
          <text:p text:style-name="P22"><text:span text:style-name="T7">Devis d</text:span>’héberge<text:span text:style-name="T7">urs</text:span></text:p>
        </text:list-item>
      </text:list>
      <text:list xml:id="list185704915177078" text:continue-list="list185703905969983" text:style-name="WWNum2">
        <text:list-item>
          <text:list>
            <text:list-item>
              <text:h text:style-name="P14" text:outline-level="2">Planning : </text:h>
            </text:list-item>
          </text:list>
        </text:list-item>
      </text:list>
      <text:list xml:id="list185703797140584" text:continue-list="list185704827261454" text:style-name="WWNum1">
        <text:list-item>
          <text:p text:style-name="P26">Deadline : début le <text:s/>9/10/2017 =&gt; fin le 23/10/2017</text:p>
        </text:list-item>
      </text:list>
      <text:list xml:id="list185704886881029" text:continue-list="list185704915177078" text:style-name="WWNum2">
        <text:list-item>
          <text:list>
            <text:list-item>
              <text:h text:style-name="P14" text:outline-level="2">Méthodologie de suivi :</text:h>
            </text:list-item>
          </text:list>
        </text:list-item>
      </text:list>
      <text:list xml:id="list185705472500777" text:continue-list="list185703797140584" text:style-name="WWNum1">
        <text:list-item>
          <text:p text:style-name="P26">Plusieurs méthodes agiles seront mise en place pour le projet</text:p>
        </text:list-item>
        <text:list-item>
          <text:p text:style-name="P27">il y aura un suivi et compte rendu du projet chaque 2 à 3 jours par un RDV physique ou téléphonique pour des questions particulières.</text:p>
        </text:list-item>
        <text:list-item>
          <text:p text:style-name="P27"><text:soft-page-break/>Mise en place d’un Trello de travail.</text:p>
        </text:list-item>
        <text:list-item>
          <text:p text:style-name="P27">Le client est joignable de 7h à 11h30 le matin et de 15h à 19h le soir.</text:p>
        </text:list-item>
        <text:list-item>
          <text:p text:style-name="P27">Numéro de téléphone : 06 73 54 22 69</text:p>
        </text:list-item>
        <text:list-item>
          <text:p text:style-name="P27">Mail : info@lebistrotdalice.f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cm" loext:contextual-spacing="false" fo:line-height="150%"/>
      <style:text-properties fo:color="#262626"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62626"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01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onna</meta:initial-creator>
    <meta:editing-cycles>10</meta:editing-cycles>
    <meta:creation-date>2015-02-01T22:22:00</meta:creation-date>
    <dc:date>2017-10-09T18:57:03.404830145</dc:date>
    <meta:editing-duration>PT41M4S</meta:editing-duration>
    <meta:generator>LibreOffice/5.1.6.2$Linux_X86_64 LibreOffice_project/10m0$Build-2</meta:generator>
    <meta:document-statistic meta:table-count="0" meta:image-count="0" meta:object-count="0" meta:page-count="4" meta:paragraph-count="76" meta:word-count="695" meta:character-count="3996" meta:non-whitespace-character-count="34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